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ALCARRAZ, ANGEL PORFI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4555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8979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ALCARRAZ, ANGEL PORFI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4555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8979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18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8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5286364</text:p>
          </table:table-cell>
          <table:table-cell table:style-name="Tabla2.D3" office:value-type="string">
            <text:p text:style-name="P23">118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48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